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10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1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12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3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4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5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6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7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8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19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20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21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22" style:family="paragraph" style:parent-style-name="Standard">
      <style:text-properties officeooo:rsid="000989c2" officeooo:paragraph-rsid="000989c2"/>
    </style:style>
    <style:style style:name="P2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25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26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27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officeooo:rsid="000a5bca"/>
    </style:style>
    <style:style style:name="T16" style:family="text">
      <style:text-properties officeooo:rsid="000c49fe"/>
    </style:style>
    <style:style style:name="T17" style:family="text">
      <style:text-properties officeooo:rsid="000e1e6f"/>
    </style:style>
    <style:style style:name="T18" style:family="text">
      <style:text-properties officeooo:rsid="0017dbf1"/>
    </style:style>
    <style:style style:name="T19" style:family="text">
      <style:text-properties officeooo:rsid="001a40d6"/>
    </style:style>
    <style:style style:name="T20" style:family="text">
      <style:text-properties officeooo:rsid="001fdd7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04b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talogue</text:p>
      <text:p text:style-name="P2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2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2"><text:tab/>1_ones_processor</text:p>
      <text:p text:style-name="P12"><text:tab/>2_Shift_bits</text:p>
      <text:p text:style-name="P12"><text:tab/>3_Char_to_binary</text:p>
      <text:p text:style-name="P12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6"><text:tab/><text:tab/>Print askii symbols</text:p>
      <text:p text:style-name="P16"><text:tab/><text:tab/>Print text file</text:p>
      <text:p text:style-name="P16"><text:tab/><text:tab/>Print hex file with strings</text:p>
      <text:p text:style-name="P16"><text:tab/><text:tab/>Defining text messages and reading program memory</text:p>
      <text:p text:style-name="P16"><text:tab/><text:tab/>Print the askii table</text:p>
      <text:p text:style-name="P16"><text:tab/><text:tab/>Lower to upper case conversion</text:p>
      <text:p text:style-name="P16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5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7"><text:tab/><text:tab/>Print out columns of numbers <text:s/>(2 examples)</text:p>
      <text:p text:style-name="P17"><text:tab/><text:tab/>Generate an array of random numbers and print them out in numerical order</text:p>
      <text:p text:style-name="P5"><text:span text:style-name="T5"><text:tab/></text:span><text:span text:style-name="T16">3_String_to_Bin</text:span></text:p>
      <text:p text:style-name="P5"><text:tab/><text:tab/><text:span text:style-name="T5">Enter numbers at keyboard</text:span></text:p>
      <text:p text:style-name="P17"><text:tab/><text:tab/>Enter the numbers 2, 4, 8, 16, 32, 64………………</text:p>
      <text:p text:style-name="P17"><text:tab/><text:tab/>Enter numbers at the keyboard and re-order them (smallest to largest)</text:p>
      <text:p text:style-name="P6"><text:span text:style-name="T5"><text:tab/></text:span><text:span text:style-name="T8">4</text:span><text:span text:style-name="T16">_Char_numbers</text:span></text:p>
      <text:p text:style-name="P10"><text:tab/>5_Hex_numbers</text:p>
      <text:p text:style-name="P7"><text:span text:style-name="T8"><text:tab/></text:span><text:span text:style-name="T18">6_Simple Division</text:span></text:p>
      <text:p text:style-name="P5"/>
      <text:p text:style-name="P5">4_Display_Driver_Basic</text:p>
      <text:p text:style-name="P13"><text:tab/>1_Segment_driver</text:p>
      <text:p text:style-name="P13"><text:span text:style-name="T17"><text:tab/>2</text:span>_Segment_driver</text:p>
      <text:p text:style-name="P13"><text:tab/>3_Numerical_entry</text:p>
      <text:p text:style-name="P13"><text:soft-page-break/><text:tab/>4_Num_from_KBD</text:p>
      <text:p text:style-name="P13"><text:tab/>5_Moving_display</text:p>
      <text:p text:style-name="P13"><text:tab/>6_Random_num_display</text:p>
      <text:p text:style-name="P14"><text:tab/></text:p>
      <text:p text:style-name="P14"/>
      <text:p text:style-name="P14"/>
      <text:p text:style-name="P14"/>
      <text:p text:style-name="P14"/>
      <text:p text:style-name="P23">Final Tests</text:p>
      <text:p text:style-name="P19"/>
      <text:p text:style-name="P8">0_project_zero<text:span text:style-name="T3"><text:tab/></text:span><text:span text:style-name="T9">Comments OK</text:span></text:p>
      <text:p text:style-name="P20"><text:tab/><text:tab/><text:tab/>Hex files<text:tab/><text:span text:style-name="T19">All OK</text:span></text:p>
      <text:p text:style-name="P20"/>
      <text:p text:style-name="P11">1_first_project<text:tab/><text:span text:style-name="T10">Comments OK</text:span></text:p>
      <text:p text:style-name="P11"><text:span text:style-name="T10"><text:tab/><text:tab/><text:tab/>Hex Files<text:tab/></text:span><text:span text:style-name="T11">All OK</text:span></text:p>
      <text:p text:style-name="P21"/>
      <text:p text:style-name="P11">2_binary_and_bit_operations</text:p>
      <text:p text:style-name="P11"><text:span text:style-name="T3"><text:tab/><text:tab/><text:tab/></text:span><text:span text:style-name="T12">Comments </text:span><text:span text:style-name="T13">OK</text:span></text:p>
      <text:p text:style-name="P25"><text:tab/><text:tab/><text:tab/>Hex Files<text:tab/><text:span text:style-name="T20">All OK</text:span></text:p>
      <text:p text:style-name="P25"/>
      <text:p text:style-name="P27">3_Receiver_Transmitter_Basic</text:p>
      <text:p text:style-name="P27"><text:tab/>1_askii_code</text:p>
      <text:p text:style-name="P27"><text:tab/><text:tab/><text:span text:style-name="T14">Comments OK</text:span></text:p>
      <text:p text:style-name="P27"><text:span text:style-name="T14"/></text:p>
      <text:p text:style-name="P27"/>
      <text:p text:style-name="P27"><text:tab/>2_Bin_to_String</text:p>
      <text:p text:style-name="P27"><text:tab/><text:tab/><text:span text:style-name="T14">Comments OK</text:span></text:p>
      <text:p text:style-name="P27"><text:span text:style-name="T14"/></text:p>
      <text:p text:style-name="P27"><text:span text:style-name="T14"/></text:p>
      <text:p text:style-name="P27"><text:tab/>3_String_to_Bin</text:p>
      <text:p text:style-name="P27"><text:tab/><text:tab/><text:span text:style-name="T14">Comments OK</text:span></text:p>
      <text:p text:style-name="P27"/>
      <text:p text:style-name="P27"/>
      <text:p text:style-name="P27"><text:tab/>4_Char_numbers</text:p>
      <text:p text:style-name="P27"><text:tab/><text:tab/><text:span text:style-name="T14">Comments OK</text:span></text:p>
      <text:p text:style-name="P27"/>
      <text:p text:style-name="P27"/>
      <text:p text:style-name="P27"><text:tab/>5_Hex_numbers</text:p>
      <text:p text:style-name="P27"><text:tab/><text:tab/><text:span text:style-name="T14">Comments OK</text:span></text:p>
      <text:p text:style-name="P27"/>
      <text:p text:style-name="P27"/>
      <text:p text:style-name="P27"><text:tab/>6_Simple_division</text:p>
      <text:p text:style-name="P27"><text:tab/><text:tab/><text:span text:style-name="T14">Comments OK</text:span></text:p>
      <text:p text:style-name="P27"/>
      <text:p text:style-name="P27"/>
      <text:p text:style-name="P27"><text:tab/>7_Screen_saver</text:p>
      <text:p text:style-name="P27"><text:tab/><text:tab/><text:span text:style-name="T14">Comments OK</text:span></text:p>
      <text:p text:style-name="P27"/>
      <text:p text:style-name="P19"/>
      <text:p text:style-name="P19"><text:tab/><text:span text:style-name="T21">8_Integer_numbers</text:span></text:p>
      <text:p text:style-name="P19"><text:span text:style-name="T21"><text:tab/><text:tab/></text:span><text:span text:style-name="T22">Comments OK</text:span></text:p>
      <text:p text:style-name="P24">5_Interrupts</text:p>
      <text:p text:style-name="P13"><text:tab/>1_Interrupt_basic<text:tab/><text:tab/><text:span text:style-name="T17">(4 simple examples)</text:span></text:p>
      <text:p text:style-name="P13"><text:tab/>2_Pin_Change_Interrupt<text:tab/><text:span text:style-name="T17">(Reaction time tester)</text:span></text:p>
      <text:p text:style-name="P13"><text:tab/>3_reaction_time_tester</text:p>
      <text:p text:style-name="P13"><text:tab/>4_File_download_with_interrupt</text:p>
      <text:p text:style-name="P13"><text:tab/><text:span text:style-name="T17">5</text:span>_File_download_with_interrupt</text:p>
      <text:p text:style-name="P13"><text:tab/>6_Roots_with_interrupt</text:p>
      <text:p text:style-name="P13"/>
      <text:p text:style-name="P9">6_Timers</text:p>
      <text:p text:style-name="P9"><text:tab/>6<text:span text:style-name="T3">A_String_only_clock</text:span></text:p>
      <text:p text:style-name="P15"><text:tab/>6B_calculator_based_clock</text:p>
      <text:p text:style-name="P15"><text:tab/>6C_mini_OS_clock</text:p>
      <text:p text:style-name="P15"><text:tab/>6D_mini_OS_clock_with_adjustment</text:p>
      <text:p text:style-name="P15"><text:tab/>6E_Stand_a_lone_clock</text:p>
      <text:p text:style-name="P15"><text:tab/>6F_Stop_watch</text:p>
      <text:p text:style-name="P18"/>
      <text:p text:style-name="P9"><text:span text:style-name="T6">7</text:span><text:span text:style-name="T3">_Some_arithmetic</text:span></text:p>
      <text:p text:style-name="P15"><text:tab/>A_Integer_numbers</text:p>
      <text:p text:style-name="P15"><text:tab/>B_Prime_numbers</text:p>
      <text:p text:style-name="P15"><text:tab/>C_Prime_factors</text:p>
      <text:p text:style-name="P15"><text:tab/>D_Prime_Num_array</text:p>
      <text:p text:style-name="P15"><text:tab/>E_Prime_Factors_fast</text:p>
      <text:p text:style-name="P9"><text:span text:style-name="T3"><text:tab/></text:span><text:span text:style-name="T6">F_</text:span><text:span text:style-name="T3">Integer_arithmetic</text:span></text:p>
      <text:p text:style-name="P9"><text:span text:style-name="T3"><text:tab/></text:span><text:span text:style-name="T6">G_</text:span><text:span text:style-name="T3">Integer_roots</text:span></text:p>
      <text:p text:style-name="P9"><text:span text:style-name="T3"><text:tab/></text:span><text:span text:style-name="T6">H_</text:span><text:span text:style-name="T3">Real_num_division</text:span></text:p>
      <text:p text:style-name="P9"><text:span text:style-name="T3"><text:tab/></text:span><text:span text:style-name="T6">I_</text:span><text:span text:style-name="T3">Real_num_division_2</text:span></text:p>
      <text:p text:style-name="P15"><text:tab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3T20:44:48.266000000</dc:date>
    <meta:editing-duration>PT4H55M35S</meta:editing-duration>
    <meta:editing-cycles>20</meta:editing-cycles>
    <meta:document-statistic meta:table-count="0" meta:image-count="0" meta:object-count="0" meta:page-count="3" meta:paragraph-count="101" meta:word-count="298" meta:character-count="2489" meta:non-whitespace-character-count="2168"/>
  </office:meta>
</office:document-meta>
</file>